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"/>
    </style:style>
    <style:style style:name="T1" style:family="text">
      <style:text-properties fo:font-style="italic" style:font-style-asian="italic"/>
    </style:style>
    <style:style style:name="T2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o1y83l8jp4zp"/>How to install VStar under Windows</text:p>
      <text:p text:style-name="Standard">Prerequisites: <text:span text:style-name="T1">VStar</text:span> is a Java-based application. It requires Java Runtime Environment (JRE) version 1.8 or later. You can download JRE installer for free from the official site: <text:a xlink:type="simple" xlink:href="https://www.java.com/en/download/" text:style-name="ListLabel_20_1" text:visited-style-name="ListLabel_20_1"><text:span text:style-name="T2">https://www.java.com/en/download/</text:span></text:a></text:p>
      <text:p text:style-name="Standard"/>
      <text:p text:style-name="Standard"><text:span text:style-name="T1">Vstar</text:span> for Windows is distributed in a form of a ZIP-package (requires manual installation) and as an executable installer. ZIP-package can be downloaded from the <text:span text:style-name="T1">SourceForge</text:span> repository. </text:p>
      <text:p text:style-name="Standard">Follow the link <text:a xlink:type="simple" xlink:href="https://sourceforge.net/projects/vstar/files/" text:style-name="ListLabel_20_1" text:visited-style-name="ListLabel_20_1"><text:span text:style-name="T2">https://sourceforge.net/projects/vstar/files/</text:span></text:a>, select a directory corresponding to the highest version (2.21.1 on 07-May-2020). Click on <text:span text:style-name="T1">vstar-&lt;version&gt;-win.zip</text:span> (<text:span text:style-name="T1">vstar-2.21.1-win.zip</text:span> for a version 2.21.1) to download.</text:p>
      <text:p text:style-name="Heading_20_1"><text:bookmark text:name="_4kvhwlep0zgf"/>Manual installation from ZIP-package</text:p>
      <text:p text:style-name="Standard">Unpack downloaded zip archive into the desired location (for example, to <text:span text:style-name="T1">Documents</text:span> folder or to your home folder). Inside the <text:span text:style-name="T1">vstar</text:span> folder, find the <text:span text:style-name="T1">VStar.exe</text:span> executable file and launch it like any other application.</text:p>
      <text:p text:style-name="Standard">You can also create desktop and user menu shortcuts to <text:span text:style-name="T1">VStar.exe</text:span> launching <text:span text:style-name="T1">CreateVStarShortcuts.vbs</text:span> script.</text:p>
      <text:p text:style-name="Heading_20_1"><text:bookmark text:name="_g86z8m2l5b27"/>Using the executable installer</text:p>
      <text:p text:style-name="Standard">Launch <text:span text:style-name="T1">VStarSetup_&lt;version&gt;.exe</text:span>. In most cases, you can simply follow the installation wizard. In the beginning, the installer checks if JRE is installed (trying to execute <text:span text:style-name="T1">javaw.exe</text:span>) and prompts you to download JRE if an attempt to launch <text:span text:style-name="T1">javaw.exe</text:span> fails.</text:p>
      <text:p text:style-name="Heading_20_1"><text:bookmark text:name="_1w47ybn9i3vg"/>Plug-ins</text:p>
      <text:p text:style-name="Standard">The functionality of VStar is extendable with plug-ins. There are plenty of plug-ins available, you can find an instruction on how to use and install plugins here: <text:a xlink:type="simple" xlink:href="https://aavso.org/vstar-plugin-library" text:style-name="ListLabel_20_1" text:visited-style-name="ListLabel_20_1"><text:span text:style-name="T2">https://aavso.org/vstar-plugin-library</text:span>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210" meta:character-count="1520" meta:non-whitespace-character-count="1320"/>
    <meta:generator>LibreOfficeDev/6.0.5.2$Linux_X86_64 LibreOffice_project/</meta:generator>
  </office:meta>
</office:document-meta>
</file>